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9" style:family="text">
      <style:text-properties fo:color="#000000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style:text-position="super 58%"/>
    </style:style>
    <style:style style:name="T22" style:family="text">
      <style:text-properties style:use-window-font-color="true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fo:language="en" fo:country="US" style:font-size-asian="12pt" style:font-size-complex="13pt"/>
    </style:style>
    <style:style style:name="T25" style:family="text">
      <style:text-properties fo:font-size="12pt" fo:language="ru" fo:country="RU" style:font-size-asian="12pt" style:font-size-complex="13pt"/>
    </style:style>
    <style:style style:name="T26" style:family="text">
      <style:text-properties style:text-position="super 65%" fo:font-size="10pt" style:font-size-asian="10pt" style:font-size-complex="10pt"/>
    </style:style>
    <style:style style:name="T27" style:family="text">
      <style:text-properties style:text-position="super 65%" fo:font-size="10pt" fo:language="en" fo:country="US" style:font-size-asian="10pt" style:font-size-complex="10pt"/>
    </style:style>
    <style:style style:name="T28" style:family="text">
      <style:text-properties style:text-position="sub 65%" fo:font-size="10pt" fo:language="en" fo:country="US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language="en" fo:country="US" style:font-size-asian="10pt" style:font-size-complex="10pt"/>
    </style:style>
    <style:style style:name="T31" style:family="text">
      <style:text-properties fo:color="#ff6600"/>
    </style:style>
    <style:style style:name="T32" style:family="text">
      <style:text-properties fo:color="#ff6600" fo:language="en" fo:country="US"/>
    </style:style>
    <style:style style:name="T33" style:family="text">
      <style:text-properties style:font-size-complex="13pt"/>
    </style:style>
    <style:style style:name="T34" style:family="text">
      <style:text-properties fo:font-weight="normal" style:font-weight-asian="normal"/>
    </style:style>
    <style:style style:name="T35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1">ПОВЕРКИ</text:span></text:p>
      <text:p text:style-name="P5"/>
      <text:p text:style-name="P8">Измерителя-сигнализатора СРК-АТ2327</text:p>
      <text:p text:style-name="P8">Зав. № <text:span text:style-name="T5">452.000</text:span></text:p>
      <text:p text:style-name="P18"><text:span text:style-name="T18">Измери</text:span><text:span text:style-name="T14">принадлежащего </text:span><text:span text:style-name="T17">.</text:span><text:span text:style-name="T16"> <text:s text:c="105"/></text:span><text:span text:style-name="T17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2">Т</text:span> = <text:span text:style-name="T15"><text:s/>21.0</text:span><text:span text:style-name="T13"> </text:span><text:s/>°<text:span text:style-name="T12">С</text:span>, атмосферном давлении <text:span text:style-name="T12">Р</text:span> = <text:span text:style-name="T15"><text:s text:c="5"/></text:span><text:s/>мм.рт.ст, относительной влажности воздуха <text:span text:style-name="T12">р</text:span> = <text:span text:style-name="T15"><text:s/>70.3</text:span><text:span text:style-name="T13"> </text:span><text:s/>%, внешнем фоне γ-излучения <text:span text:style-name="T7">H</text:span>*(10) = <text:span text:style-name="T15"><text:s/>95.8</text:span><text:span text:style-name="T13"> </text:span><text:s/>мкЗв/ч, <text:s/>согласно методике, изложенной в <text:span text:style-name="T22">МП. </text:span><text:span text:style-name="T31">МН-</text:span><text:span text:style-name="T32">854</text:span><text:span text:style-name="T31">-200</text:span><text:span text:style-name="T32">0</text:span></text:p>
      <text:p text:style-name="P19"><text:span text:style-name="T11">1. С</text:span>редства <text:span text:style-name="T11">поверки</text:span></text:p>
      <text:p text:style-name="P16">а)<text:tab/>Эталонные средства измерений:</text:p>
      <text:p text:style-name="P15">- <text:span text:style-name="T19">эталонный источник гамма-излучения типа ОСГИ </text:span><text:span text:style-name="T21">137</text:span><text:span text:style-name="T20">Cs</text:span><text:span text:style-name="T19"> активностью </text:span><text:span text:style-name="T20">84.88</text:span><text:span text:style-name="T19"> кБк зав. №516</text:span><text:span text:style-name="T20">;</text:span></text:p>
      <text:p text:style-name="P17"/>
      <text:p text:style-name="P20">2. <text:span text:style-name="T33">Поверка мониторов радиационных пешеходных МРП-AT920</text:span><text:span text:style-name="T8">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3">- контроль работоспособности<text:tab/></text:p>
      <text:p text:style-name="P16"><text:span text:style-name="T11">б</text:span>)<text:tab/><text:span text:style-name="Основной_20_шрифт_20_абзаца"><text:span text:style-name="T23">Определение чувствительности прибора с </text:span></text:span><text:span text:style-name="Основной_20_шрифт_20_абзаца"><text:span text:style-name="T25">МРП-</text:span></text:span><text:span text:style-name="Основной_20_шрифт_20_абзаца"><text:span text:style-name="T24">AT920</text:span></text:span><text:span text:style-name="Основной_20_шрифт_20_абзаца"><text:span text:style-name="T23"> в корпусе герметичного контейнера с защитным экраном</text:span></text:span></text:p>
      <text:p text:style-name="P22"><text:span text:style-name="Основной_20_шрифт_20_абзаца"><text:span text:style-name="T35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9"><text:span text:style-name="T34">Монитор радиационный пешеходный МРП-</text:span><text:span text:style-name="T9">AT920</text:span><text:span text:style-name="T34"> зав № </text:span><text:span text:style-name="T10">452.001</text:span><text:span text:style-name="T34"> </text:span></text:p>
            <text:p text:style-name="P28"><text:span text:style-name="Основной_20_шрифт_20_абзаца"><text:span text:style-name="T2">в составе с блоком детектирования БДКГ-11/1 зав.№ </text:span></text:span><text:span text:style-name="Основной_20_шрифт_20_абзаца"><text:span text:style-name="T3">452.00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5"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с</text:span><text:span text:style-name="Основной_20_шрифт_20_абзаца"><text:span text:style-name="T26">-1</text:span></text:span><text:span text:style-name="T29">·кБк</text:span><text:span text:style-name="Основной_20_шрифт_20_абзаца"><text:span text:style-name="T26">-1</text:span></text:span></text:p>
          </table:table-cell>
          <table:table-cell table:style-name="t1.C2" table:number-rows-spanned="2" office:value-type="string">
            <text:p text:style-name="P26">Абсолютная <text:span text:style-name="T5">погрешность</text:span> <text:span text:style-name="T5">чувствитель-ности</text:span> БД</text:p>
            <text:p text:style-name="P25"><text:span text:style-name="T29">Δ=</text:span><text:span text:style-name="T30">110.1</text:span><text:span text:style-name="T29">-</text:span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</text:span>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325</text:p>
          </table:table-cell>
          <table:table-cell table:style-name="t1.B4" table:number-rows-spanned="5" office:value-type="string">
            <text:p text:style-name="P24">345.4</text:p>
          </table:table-cell>
          <table:table-cell table:style-name="t1.C4" office:value-type="string">
            <text:p text:style-name="P10">10283</text:p>
          </table:table-cell>
          <table:table-cell table:style-name="t1.B4" table:number-rows-spanned="5" office:value-type="string">
            <text:p text:style-name="P11">10197.8</text:p>
          </table:table-cell>
          <table:table-cell table:style-name="t1.B4" table:number-rows-spanned="5" office:value-type="string">
            <text:p text:style-name="P9">84.88</text:p>
          </table:table-cell>
          <table:table-cell table:style-name="t1.B4" table:number-rows-spanned="5" office:value-type="string">
            <text:p text:style-name="P9">116.08</text:p>
          </table:table-cell>
          <table:table-cell table:style-name="t1.B4" table:number-rows-spanned="5" office:value-type="string">
            <text:p text:style-name="P9">-5.98</text:p>
          </table:table-cell>
          <table:table-cell table:style-name="t1.H4" table:number-rows-spanned="5" office:value-type="string">
            <text:p text:style-name="P26">± 11</text:p>
          </table:table-cell>
        </table:table-row>
        <table:table-row table:style-name="t1.1">
          <table:table-cell table:style-name="t1.A4" office:value-type="string">
            <text:p text:style-name="P10">306</text:p>
          </table:table-cell>
          <table:covered-table-cell/>
          <table:table-cell table:style-name="t1.C4" office:value-type="string">
            <text:p text:style-name="P10">1033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390</text:p>
          </table:table-cell>
          <table:covered-table-cell/>
          <table:table-cell table:style-name="t1.C4" office:value-type="string">
            <text:p text:style-name="P10">1013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345</text:p>
          </table:table-cell>
          <table:covered-table-cell/>
          <table:table-cell table:style-name="t1.C4" office:value-type="string">
            <text:p text:style-name="P10">1006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361</text:p>
          </table:table-cell>
          <table:covered-table-cell/>
          <table:table-cell table:style-name="t1.C8" office:value-type="string">
            <text:p text:style-name="P10">1018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7T09:38:41.71</dc:date>
    <meta:editing-duration>P3DT2H45M59S</meta:editing-duration>
    <meta:editing-cycles>309</meta:editing-cycles>
    <meta:generator>OpenOffice/4.1.6$Win32 OpenOffice.org_project/416m1$Build-9790</meta:generator>
    <meta:document-statistic meta:table-count="2" meta:image-count="0" meta:object-count="0" meta:page-count="1" meta:paragraph-count="59" meta:word-count="205" meta:character-count="1648"/>
  </office:meta>
</office:document-meta>
</file>